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ackground-color="#2a6099" fo:wrap-option="wrap"/>
      <style:text-properties fo:color="#999999" fo:font-weight="bold" style:font-weight-asian="bold" style:font-weight-complex="bold"/>
    </style:style>
    <style:style style:name="ce7" style:family="table-cell" style:parent-style-name="Default">
      <style:text-properties fo:color="#999999"/>
    </style:style>
    <style:style style:name="ce8" style:family="table-cell" style:parent-style-name="Default">
      <style:table-cell-properties fo:background-color="#ff4000" fo:wrap-option="wrap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.639cm" svg:height="15.566cm" svg:x="16.47cm" svg:y="0.637cm">
            <draw:object draw:notify-on-update-of-ranges="Sheet1.B10:Sheet1.B10 Sheet1.A11:Sheet1.A50 Sheet1.B11:Sheet1.B50 Sheet1.A11:Sheet1.A50 Sheet1.C11:Sheet1.C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row table:style-name="ro1">
          <table:table-cell table:style-name="ce1" office:value-type="string" calcext:value-type="string">
            <text:p>Bloom threshold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Bloom soft curve</text:p>
          </table:table-cell>
          <table:table-cell table:style-name="ce1" office:value-type="float" office:value="0.5" calcext:value-type="float">
            <text:p>0.5</text:p>
          </table:table-cell>
          <table:table-cell/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table:style-name="ce5" office:value-type="string" calcext:value-type="string">
            <text:p>Shader “softCurveParams”: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<text:s/>- ThresholdMinusSC</text:p>
          </table:table-cell>
          <table:table-cell table:style-name="Default" table:formula="of:=[.B1]-[.B2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<text:s/>- twoSC</text:p>
          </table:table-cell>
          <table:table-cell table:style-name="Default" table:formula="of:=2*[.B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- quaterOverSC</text:p>
          </table:table-cell>
          <table:table-cell table:style-name="Default" table:formula="of:=0.25 / MAX([.B2]; 0.0001)" office:value-type="float" office:value="0.5" calcext:value-type="float">
            <text:p>0.5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X-value (pixel brightness)</text:p>
          </table:table-cell>
          <table:table-cell table:style-name="ce4" office:value-type="string" calcext:value-type="string">
            <text:p>Y-value (hard contribution formula)</text:p>
          </table:table-cell>
          <table:table-cell table:style-name="ce8" office:value-type="string" calcext:value-type="string">
            <text:p>Y-value (soft contribution formula)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(MAX(0; [.A11] - [.$B$1])) / MAX([.A11]; 0.0001)" office:value-type="float" office:value="0" calcext:value-type="float">
            <text:p>0</text:p>
          </table:table-cell>
          <table:table-cell table:formula="of:=MAX([.$B$7] * POWER(MIN(MAX(0; [.A11] - [.$B$5]); [.$B$6]); 2); [.A11] - [.$B$1]) / MAX([.A11]; 0.000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(MAX(0; [.A12] - [.$B$1])) / MAX([.A12]; 0.0001)" office:value-type="float" office:value="0" calcext:value-type="float">
            <text:p>0</text:p>
          </table:table-cell>
          <table:table-cell table:formula="of:=MAX([.$B$7] * POWER(MIN(MAX(0; [.A12] - [.$B$5]); [.$B$6]); 2); [.A12] - [.$B$1]) / MAX([.A12]; 0.000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(MAX(0; [.A13] - [.$B$1])) / MAX([.A13]; 0.0001)" office:value-type="float" office:value="0" calcext:value-type="float">
            <text:p>0</text:p>
          </table:table-cell>
          <table:table-cell table:formula="of:=MAX([.$B$7] * POWER(MIN(MAX(0; [.A13] - [.$B$5]); [.$B$6]); 2); [.A13] - [.$B$1]) / MAX([.A13]; 0.000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(MAX(0; [.A14] - [.$B$1])) / MAX([.A14]; 0.0001)" office:value-type="float" office:value="0" calcext:value-type="float">
            <text:p>0</text:p>
          </table:table-cell>
          <table:table-cell table:formula="of:=MAX([.$B$7] * POWER(MIN(MAX(0; [.A14] - [.$B$5]); [.$B$6]); 2); [.A14] - [.$B$1]) / MAX([.A14]; 0.000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(MAX(0; [.A15] - [.$B$1])) / MAX([.A15]; 0.0001)" office:value-type="float" office:value="0" calcext:value-type="float">
            <text:p>0</text:p>
          </table:table-cell>
          <table:table-cell table:formula="of:=MAX([.$B$7] * POWER(MIN(MAX(0; [.A15] - [.$B$5]); [.$B$6]); 2); [.A15] - [.$B$1]) / MAX([.A15]; 0.000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(MAX(0; [.A16] - [.$B$1])) / MAX([.A16]; 0.0001)" office:value-type="float" office:value="0" calcext:value-type="float">
            <text:p>0</text:p>
          </table:table-cell>
          <table:table-cell table:formula="of:=MAX([.$B$7] * POWER(MIN(MAX(0; [.A16] - [.$B$5]); [.$B$6]); 2); [.A16] - [.$B$1]) / MAX([.A16]; 0.0001)"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(MAX(0; [.A17] - [.$B$1])) / MAX([.A17]; 0.0001)" office:value-type="float" office:value="0" calcext:value-type="float">
            <text:p>0</text:p>
          </table:table-cell>
          <table:table-cell table:formula="of:=MAX([.$B$7] * POWER(MIN(MAX(0; [.A17] - [.$B$5]); [.$B$6]); 2); [.A17] - [.$B$1]) / MAX([.A17]; 0.0001)" office:value-type="float" office:value="0.0285714285714286" calcext:value-type="float">
            <text:p>0.02857142857142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(MAX(0; [.A18] - [.$B$1])) / MAX([.A18]; 0.0001)" office:value-type="float" office:value="0" calcext:value-type="float">
            <text:p>0</text:p>
          </table:table-cell>
          <table:table-cell table:formula="of:=MAX([.$B$7] * POWER(MIN(MAX(0; [.A18] - [.$B$5]); [.$B$6]); 2); [.A18] - [.$B$1]) / MAX([.A18]; 0.0001)" office:value-type="float" office:value="0.05625" calcext:value-type="float">
            <text:p>0.0562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(MAX(0; [.A19] - [.$B$1])) / MAX([.A19]; 0.0001)" office:value-type="float" office:value="0" calcext:value-type="float">
            <text:p>0</text:p>
          </table:table-cell>
          <table:table-cell table:formula="of:=MAX([.$B$7] * POWER(MIN(MAX(0; [.A19] - [.$B$5]); [.$B$6]); 2); [.A19] - [.$B$1]) / MAX([.A19]; 0.0001)"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MAX(0; [.A20] - [.$B$1])) / MAX([.A20]; 0.0001)" office:value-type="float" office:value="0" calcext:value-type="float">
            <text:p>0</text:p>
          </table:table-cell>
          <table:table-cell table:formula="of:=MAX([.$B$7] * POWER(MIN(MAX(0; [.A20] - [.$B$5]); [.$B$6]); 2); [.A20] - [.$B$1]) / MAX([.A20]; 0.0001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(MAX(0; [.A21] - [.$B$1])) / MAX([.A21]; 0.0001)" office:value-type="float" office:value="0.090909090909091" calcext:value-type="float">
            <text:p>0.090909090909091</text:p>
          </table:table-cell>
          <table:table-cell table:formula="of:=MAX([.$B$7] * POWER(MIN(MAX(0; [.A21] - [.$B$5]); [.$B$6]); 2); [.A21] - [.$B$1]) / MAX([.A21]; 0.0001)" office:value-type="float" office:value="0.163636363636364" calcext:value-type="float">
            <text:p>0.16363636363636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(MAX(0; [.A22] - [.$B$1])) / MAX([.A22]; 0.0001)" office:value-type="float" office:value="0.166666666666667" calcext:value-type="float">
            <text:p>0.166666666666667</text:p>
          </table:table-cell>
          <table:table-cell table:formula="of:=MAX([.$B$7] * POWER(MIN(MAX(0; [.A22] - [.$B$5]); [.$B$6]); 2); [.A22] - [.$B$1]) / MAX([.A22]; 0.0001)" office:value-type="float" office:value="0.204166666666667" calcext:value-type="float">
            <text:p>0.20416666666666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(MAX(0; [.A23] - [.$B$1])) / MAX([.A23]; 0.0001)" office:value-type="float" office:value="0.230769230769231" calcext:value-type="float">
            <text:p>0.230769230769231</text:p>
          </table:table-cell>
          <table:table-cell table:formula="of:=MAX([.$B$7] * POWER(MIN(MAX(0; [.A23] - [.$B$5]); [.$B$6]); 2); [.A23] - [.$B$1]) / MAX([.A23]; 0.0001)" office:value-type="float" office:value="0.246153846153846" calcext:value-type="float">
            <text:p>0.24615384615384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(MAX(0; [.A24] - [.$B$1])) / MAX([.A24]; 0.0001)" office:value-type="float" office:value="0.285714285714286" calcext:value-type="float">
            <text:p>0.285714285714286</text:p>
          </table:table-cell>
          <table:table-cell table:formula="of:=MAX([.$B$7] * POWER(MIN(MAX(0; [.A24] - [.$B$5]); [.$B$6]); 2); [.A24] - [.$B$1]) / MAX([.A24]; 0.0001)" office:value-type="float" office:value="0.289285714285714" calcext:value-type="float">
            <text:p>0.28928571428571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(MAX(0; [.A25] - [.$B$1])) / MAX([.A25]; 0.0001)" office:value-type="float" office:value="0.333333333333333" calcext:value-type="float">
            <text:p>0.333333333333333</text:p>
          </table:table-cell>
          <table:table-cell table:formula="of:=MAX([.$B$7] * POWER(MIN(MAX(0; [.A25] - [.$B$5]); [.$B$6]); 2); [.A25] - [.$B$1]) / MAX([.A25]; 0.0001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(MAX(0; [.A26] - [.$B$1])) / MAX([.A26]; 0.0001)" office:value-type="float" office:value="0.375" calcext:value-type="float">
            <text:p>0.375</text:p>
          </table:table-cell>
          <table:table-cell table:formula="of:=MAX([.$B$7] * POWER(MIN(MAX(0; [.A26] - [.$B$5]); [.$B$6]); 2); [.A26] - [.$B$1]) / MAX([.A26]; 0.0001)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(MAX(0; [.A27] - [.$B$1])) / MAX([.A27]; 0.0001)" office:value-type="float" office:value="0.411764705882353" calcext:value-type="float">
            <text:p>0.411764705882353</text:p>
          </table:table-cell>
          <table:table-cell table:formula="of:=MAX([.$B$7] * POWER(MIN(MAX(0; [.A27] - [.$B$5]); [.$B$6]); 2); [.A27] - [.$B$1]) / MAX([.A27]; 0.0001)" office:value-type="float" office:value="0.411764705882353" calcext:value-type="float">
            <text:p>0.41176470588235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(MAX(0; [.A28] - [.$B$1])) / MAX([.A28]; 0.0001)" office:value-type="float" office:value="0.444444444444444" calcext:value-type="float">
            <text:p>0.444444444444444</text:p>
          </table:table-cell>
          <table:table-cell table:formula="of:=MAX([.$B$7] * POWER(MIN(MAX(0; [.A28] - [.$B$5]); [.$B$6]); 2); [.A28] - [.$B$1]) / MAX([.A28]; 0.0001)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(MAX(0; [.A29] - [.$B$1])) / MAX([.A29]; 0.0001)" office:value-type="float" office:value="0.473684210526316" calcext:value-type="float">
            <text:p>0.473684210526316</text:p>
          </table:table-cell>
          <table:table-cell table:formula="of:=MAX([.$B$7] * POWER(MIN(MAX(0; [.A29] - [.$B$5]); [.$B$6]); 2); [.A29] - [.$B$1]) / MAX([.A29]; 0.0001)" office:value-type="float" office:value="0.473684210526316" calcext:value-type="float">
            <text:p>0.4736842105263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MAX(0; [.A30] - [.$B$1])) / MAX([.A30]; 0.0001)" office:value-type="float" office:value="0.5" calcext:value-type="float">
            <text:p>0.5</text:p>
          </table:table-cell>
          <table:table-cell table:formula="of:=MAX([.$B$7] * POWER(MIN(MAX(0; [.A30] - [.$B$5]); [.$B$6]); 2); [.A30] - [.$B$1]) / MAX([.A30]; 0.0001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(MAX(0; [.A31] - [.$B$1])) / MAX([.A31]; 0.0001)" office:value-type="float" office:value="0.523809523809524" calcext:value-type="float">
            <text:p>0.523809523809524</text:p>
          </table:table-cell>
          <table:table-cell table:formula="of:=MAX([.$B$7] * POWER(MIN(MAX(0; [.A31] - [.$B$5]); [.$B$6]); 2); [.A31] - [.$B$1]) / MAX([.A31]; 0.0001)" office:value-type="float" office:value="0.523809523809524" calcext:value-type="float">
            <text:p>0.52380952380952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(MAX(0; [.A32] - [.$B$1])) / MAX([.A32]; 0.0001)" office:value-type="float" office:value="0.545454545454546" calcext:value-type="float">
            <text:p>0.545454545454546</text:p>
          </table:table-cell>
          <table:table-cell table:formula="of:=MAX([.$B$7] * POWER(MIN(MAX(0; [.A32] - [.$B$5]); [.$B$6]); 2); [.A32] - [.$B$1]) / MAX([.A32]; 0.0001)" office:value-type="float" office:value="0.545454545454546" calcext:value-type="float">
            <text:p>0.54545454545454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(MAX(0; [.A33] - [.$B$1])) / MAX([.A33]; 0.0001)" office:value-type="float" office:value="0.565217391304348" calcext:value-type="float">
            <text:p>0.565217391304348</text:p>
          </table:table-cell>
          <table:table-cell table:formula="of:=MAX([.$B$7] * POWER(MIN(MAX(0; [.A33] - [.$B$5]); [.$B$6]); 2); [.A33] - [.$B$1]) / MAX([.A33]; 0.0001)" office:value-type="float" office:value="0.565217391304348" calcext:value-type="float">
            <text:p>0.56521739130434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(MAX(0; [.A34] - [.$B$1])) / MAX([.A34]; 0.0001)" office:value-type="float" office:value="0.583333333333333" calcext:value-type="float">
            <text:p>0.583333333333333</text:p>
          </table:table-cell>
          <table:table-cell table:formula="of:=MAX([.$B$7] * POWER(MIN(MAX(0; [.A34] - [.$B$5]); [.$B$6]); 2); [.A34] - [.$B$1]) / MAX([.A34]; 0.0001)" office:value-type="float" office:value="0.583333333333333" calcext:value-type="float">
            <text:p>0.5833333333333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(MAX(0; [.A35] - [.$B$1])) / MAX([.A35]; 0.0001)" office:value-type="float" office:value="0.6" calcext:value-type="float">
            <text:p>0.6</text:p>
          </table:table-cell>
          <table:table-cell table:formula="of:=MAX([.$B$7] * POWER(MIN(MAX(0; [.A35] - [.$B$5]); [.$B$6]); 2); [.A35] - [.$B$1]) / MAX([.A35]; 0.0001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(MAX(0; [.A36] - [.$B$1])) / MAX([.A36]; 0.0001)" office:value-type="float" office:value="0.615384615384615" calcext:value-type="float">
            <text:p>0.615384615384615</text:p>
          </table:table-cell>
          <table:table-cell table:formula="of:=MAX([.$B$7] * POWER(MIN(MAX(0; [.A36] - [.$B$5]); [.$B$6]); 2); [.A36] - [.$B$1]) / MAX([.A36]; 0.0001)" office:value-type="float" office:value="0.615384615384615" calcext:value-type="float">
            <text:p>0.61538461538461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(MAX(0; [.A37] - [.$B$1])) / MAX([.A37]; 0.0001)" office:value-type="float" office:value="0.62962962962963" calcext:value-type="float">
            <text:p>0.62962962962963</text:p>
          </table:table-cell>
          <table:table-cell table:formula="of:=MAX([.$B$7] * POWER(MIN(MAX(0; [.A37] - [.$B$5]); [.$B$6]); 2); [.A37] - [.$B$1]) / MAX([.A37]; 0.0001)" office:value-type="float" office:value="0.62962962962963" calcext:value-type="float">
            <text:p>0.6296296296296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(MAX(0; [.A38] - [.$B$1])) / MAX([.A38]; 0.0001)" office:value-type="float" office:value="0.642857142857143" calcext:value-type="float">
            <text:p>0.642857142857143</text:p>
          </table:table-cell>
          <table:table-cell table:formula="of:=MAX([.$B$7] * POWER(MIN(MAX(0; [.A38] - [.$B$5]); [.$B$6]); 2); [.A38] - [.$B$1]) / MAX([.A38]; 0.0001)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(MAX(0; [.A39] - [.$B$1])) / MAX([.A39]; 0.0001)" office:value-type="float" office:value="0.655172413793103" calcext:value-type="float">
            <text:p>0.655172413793103</text:p>
          </table:table-cell>
          <table:table-cell table:formula="of:=MAX([.$B$7] * POWER(MIN(MAX(0; [.A39] - [.$B$5]); [.$B$6]); 2); [.A39] - [.$B$1]) / MAX([.A39]; 0.0001)" office:value-type="float" office:value="0.655172413793103" calcext:value-type="float">
            <text:p>0.655172413793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MAX(0; [.A40] - [.$B$1])) / MAX([.A40]; 0.0001)" office:value-type="float" office:value="0.666666666666667" calcext:value-type="float">
            <text:p>0.666666666666667</text:p>
          </table:table-cell>
          <table:table-cell table:formula="of:=MAX([.$B$7] * POWER(MIN(MAX(0; [.A40] - [.$B$5]); [.$B$6]); 2); [.A40] - [.$B$1]) / MAX([.A40]; 0.0001)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(MAX(0; [.A41] - [.$B$1])) / MAX([.A41]; 0.0001)" office:value-type="float" office:value="0.67741935483871" calcext:value-type="float">
            <text:p>0.67741935483871</text:p>
          </table:table-cell>
          <table:table-cell table:formula="of:=MAX([.$B$7] * POWER(MIN(MAX(0; [.A41] - [.$B$5]); [.$B$6]); 2); [.A41] - [.$B$1]) / MAX([.A41]; 0.0001)" office:value-type="float" office:value="0.67741935483871" calcext:value-type="float">
            <text:p>0.6774193548387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(MAX(0; [.A42] - [.$B$1])) / MAX([.A42]; 0.0001)" office:value-type="float" office:value="0.6875" calcext:value-type="float">
            <text:p>0.6875</text:p>
          </table:table-cell>
          <table:table-cell table:formula="of:=MAX([.$B$7] * POWER(MIN(MAX(0; [.A42] - [.$B$5]); [.$B$6]); 2); [.A42] - [.$B$1]) / MAX([.A42]; 0.0001)"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(MAX(0; [.A43] - [.$B$1])) / MAX([.A43]; 0.0001)" office:value-type="float" office:value="0.696969696969697" calcext:value-type="float">
            <text:p>0.696969696969697</text:p>
          </table:table-cell>
          <table:table-cell table:formula="of:=MAX([.$B$7] * POWER(MIN(MAX(0; [.A43] - [.$B$5]); [.$B$6]); 2); [.A43] - [.$B$1]) / MAX([.A43]; 0.0001)" office:value-type="float" office:value="0.696969696969697" calcext:value-type="float">
            <text:p>0.69696969696969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(MAX(0; [.A44] - [.$B$1])) / MAX([.A44]; 0.0001)" office:value-type="float" office:value="0.705882352941176" calcext:value-type="float">
            <text:p>0.705882352941176</text:p>
          </table:table-cell>
          <table:table-cell table:formula="of:=MAX([.$B$7] * POWER(MIN(MAX(0; [.A44] - [.$B$5]); [.$B$6]); 2); [.A44] - [.$B$1]) / MAX([.A44]; 0.0001)" office:value-type="float" office:value="0.705882352941176" calcext:value-type="float">
            <text:p>0.70588235294117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(MAX(0; [.A45] - [.$B$1])) / MAX([.A45]; 0.0001)" office:value-type="float" office:value="0.714285714285714" calcext:value-type="float">
            <text:p>0.714285714285714</text:p>
          </table:table-cell>
          <table:table-cell table:formula="of:=MAX([.$B$7] * POWER(MIN(MAX(0; [.A45] - [.$B$5]); [.$B$6]); 2); [.A45] - [.$B$1]) / MAX([.A45]; 0.0001)"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(MAX(0; [.A46] - [.$B$1])) / MAX([.A46]; 0.0001)" office:value-type="float" office:value="0.722222222222222" calcext:value-type="float">
            <text:p>0.722222222222222</text:p>
          </table:table-cell>
          <table:table-cell table:formula="of:=MAX([.$B$7] * POWER(MIN(MAX(0; [.A46] - [.$B$5]); [.$B$6]); 2); [.A46] - [.$B$1]) / MAX([.A46]; 0.0001)" office:value-type="float" office:value="0.722222222222222" calcext:value-type="float">
            <text:p>0.72222222222222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(MAX(0; [.A47] - [.$B$1])) / MAX([.A47]; 0.0001)" office:value-type="float" office:value="0.72972972972973" calcext:value-type="float">
            <text:p>0.72972972972973</text:p>
          </table:table-cell>
          <table:table-cell table:formula="of:=MAX([.$B$7] * POWER(MIN(MAX(0; [.A47] - [.$B$5]); [.$B$6]); 2); [.A47] - [.$B$1]) / MAX([.A47]; 0.0001)" office:value-type="float" office:value="0.72972972972973" calcext:value-type="float">
            <text:p>0.7297297297297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(MAX(0; [.A48] - [.$B$1])) / MAX([.A48]; 0.0001)" office:value-type="float" office:value="0.736842105263158" calcext:value-type="float">
            <text:p>0.736842105263158</text:p>
          </table:table-cell>
          <table:table-cell table:formula="of:=MAX([.$B$7] * POWER(MIN(MAX(0; [.A48] - [.$B$5]); [.$B$6]); 2); [.A48] - [.$B$1]) / MAX([.A48]; 0.0001)" office:value-type="float" office:value="0.736842105263158" calcext:value-type="float">
            <text:p>0.73684210526315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(MAX(0; [.A49] - [.$B$1])) / MAX([.A49]; 0.0001)" office:value-type="float" office:value="0.743589743589744" calcext:value-type="float">
            <text:p>0.743589743589744</text:p>
          </table:table-cell>
          <table:table-cell table:formula="of:=MAX([.$B$7] * POWER(MIN(MAX(0; [.A49] - [.$B$5]); [.$B$6]); 2); [.A49] - [.$B$1]) / MAX([.A49]; 0.0001)" office:value-type="float" office:value="0.743589743589744" calcext:value-type="float">
            <text:p>0.7435897435897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MAX(0; [.A50] - [.$B$1])) / MAX([.A50]; 0.0001)" office:value-type="float" office:value="0.75" calcext:value-type="float">
            <text:p>0.75</text:p>
          </table:table-cell>
          <table:table-cell table:formula="of:=MAX([.$B$7] * POWER(MIN(MAX(0; [.A50] - [.$B$5]); [.$B$6]); 2); [.A50] - [.$B$1]) / MAX([.A50]; 0.0001)" office:value-type="float" office:value="0.75" calcext:value-type="float">
            <text:p>0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2:47:47.668832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1:10:13.665963407</meta:creation-date>
    <dc:date>2021-08-31T13:00:05.633872945</dc:date>
    <meta:editing-duration>PT32M50S</meta:editing-duration>
    <meta:editing-cycles>7</meta:editing-cycles>
    <meta:generator>LibreOffice/7.0.6.2$Linux_X86_64 LibreOffice_project/00$Build-2</meta:generator>
    <meta:document-statistic meta:table-count="1" meta:cell-count="13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pline-resolution="29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 draw:opacity="50%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64cm" svg:height="15.567cm" xlink:href=".." xlink:type="simple" chart:class="chart:scatter" chart:style-name="ch1">
        <chart:legend chart:legend-position="end" svg:x="22.677cm" svg:y="7.235cm" style:legend-expansion="high" chart:style-name="ch2"/>
        <chart:plot-area chart:style-name="ch3" table:cell-range-address="Sheet1.B10:Sheet1.B50 Sheet1.A11:Sheet1.A50 Sheet1.C11:Sheet1.C50" chart:data-source-has-labels="both" svg:x="0.725cm" svg:y="0.312cm" svg:width="21.896cm" svg:height="14.763cm">
          <chart:coordinate-region svg:x="1.452cm" svg:y="0.511cm" svg:width="20.929cm" svg:height="13.917cm"/>
          <chart:axis chart:dimension="x" chart:name="primary-x" chart:style-name="ch4" chartooo:axis-type="auto">
            <chart:title svg:x="10.465cm" svg:y="15.007cm" chart:style-name="ch5">
              <text:p>Pixel birghtness</text:p>
            </chart:title>
            <chart:categories table:cell-range-address="Sheet1.B10:Sheet1.B10"/>
          </chart:axis>
          <chart:axis chart:dimension="y" chart:name="primary-y" chart:style-name="ch4">
            <chart:title svg:x="0cm" svg:y="9.1cm" chart:style-name="ch6">
              <text:p>Bloom contribution</text:p>
            </chart:title>
            <chart:grid chart:style-name="ch7" chart:class="major"/>
          </chart:axis>
          <chart:series chart:style-name="ch8" chart:values-cell-range-address="Sheet1.B11:Sheet1.B50" loext:label-string="hard_contribution" chart:class="chart:scatter">
            <chart:domain table:cell-range-address="Sheet1.A11:Sheet1.A50"/>
            <chart:data-point chart:repeated="40"/>
          </chart:series>
          <chart:series chart:style-name="ch9" chart:values-cell-range-address="Sheet1.C11:Sheet1.C50" loext:label-string="soft_contribution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ard_contribution</text:p>
              </table:table-cell>
              <table:table-cell office:value-type="string">
                <text:p>soft_contribution</text:p>
              </table:table-cell>
            </table:table-row>
          </table:table-header-rows>
          <table:table-rows>
            <table:table-row>
              <table:table-cell office:value-type="string">
                <text:p>Y-value (hard contribution formula)</text:p>
                <draw:g>
                  <svg:desc>Sheet1.B10:Sheet1.B10</svg:desc>
                </draw:g>
              </table:table-cell>
              <table:table-cell office:value-type="float" office:value="0.1">
                <text:p>0.1</text:p>
                <draw:g>
                  <svg:desc>Sheet1.A11:Sheet1.A50</svg:desc>
                </draw:g>
              </table:table-cell>
              <table:table-cell office:value-type="float" office:value="0">
                <text:p>0</text:p>
                <draw:g>
                  <svg:desc>Sheet1.B11:Sheet1.B50</svg:desc>
                </draw:g>
              </table:table-cell>
              <table:table-cell office:value-type="float" office:value="0">
                <text:p>0</text:p>
                <draw:g>
                  <svg:desc>Sheet1.C11:Sheet1.C50</svg:desc>
                </draw:g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5625">
                <text:p>0.05625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888888888888889">
                <text:p>0.088888888888888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/>
              <table:table-cell office:value-type="float" office:value="1.1">
                <text:p>1.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163636363636364">
                <text:p>0.163636363636364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04166666666667">
                <text:p>0.204166666666667</text:p>
              </table:table-cell>
            </table:table-row>
            <table:table-row>
              <table:table-cell office:value-type="string"/>
              <table:table-cell office:value-type="float" office:value="1.3">
                <text:p>1.3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46153846153846">
                <text:p>0.246153846153846</text:p>
              </table:table-cell>
            </table:table-row>
            <table:table-row>
              <table:table-cell office:value-type="string"/>
              <table:table-cell office:value-type="float" office:value="1.4">
                <text:p>1.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9285714285714">
                <text:p>0.289285714285714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/>
              <table:table-cell office:value-type="float" office:value="1.6">
                <text:p>1.6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/>
              <table:table-cell office:value-type="float" office:value="1.7">
                <text:p>1.7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523809523809524">
                <text:p>0.523809523809524</text:p>
              </table:table-cell>
            </table:table-row>
            <table:table-row>
              <table:table-cell office:value-type="string"/>
              <table:table-cell office:value-type="float" office:value="2.2">
                <text:p>2.2</text:p>
              </table:table-cell>
              <table:table-cell office:value-type="float" office:value="0.545454545454546">
                <text:p>0.545454545454546</text:p>
              </table:table-cell>
              <table:table-cell office:value-type="float" office:value="0.545454545454546">
                <text:p>0.545454545454546</text:p>
              </table:table-cell>
            </table:table-row>
            <table:table-row>
              <table:table-cell office:value-type="string"/>
              <table:table-cell office:value-type="float" office:value="2.3">
                <text:p>2.3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/>
              <table:table-cell office:value-type="float" office:value="2.5">
                <text:p>2.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2.6">
                <text:p>2.6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/>
              <table:table-cell office:value-type="float" office:value="2.8">
                <text:p>2.8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/>
              <table:table-cell office:value-type="float" office:value="2.9">
                <text:p>2.9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/>
              <table:table-cell office:value-type="float" office:value="3.1">
                <text:p>3.1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/>
              <table:table-cell office:value-type="float" office:value="3.2">
                <text:p>3.2</text:p>
              </table:table-cell>
              <table:table-cell office:value-type="float" office:value="0.6875">
                <text:p>0.687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/>
              <table:table-cell office:value-type="float" office:value="3.3">
                <text:p>3.3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0.696969696969697">
                <text:p>0.696969696969697</text:p>
              </table:table-cell>
            </table:table-row>
            <table:table-row>
              <table:table-cell office:value-type="string"/>
              <table:table-cell office:value-type="float" office:value="3.4">
                <text:p>3.4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705882352941176">
                <text:p>0.705882352941176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/>
              <table:table-cell office:value-type="float" office:value="3.7">
                <text:p>3.7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0.72972972972973">
                <text:p>0.72972972972973</text:p>
              </table:table-cell>
            </table:table-row>
            <table:table-row>
              <table:table-cell office:value-type="string"/>
              <table:table-cell office:value-type="float" office:value="3.8">
                <text:p>3.8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/>
              <table:table-cell office:value-type="float" office:value="3.9">
                <text:p>3.9</text:p>
              </table:table-cell>
              <table:table-cell office:value-type="float" office:value="0.743589743589744">
                <text:p>0.743589743589744</text:p>
              </table:table-cell>
              <table:table-cell office:value-type="float" office:value="0.743589743589744">
                <text:p>0.743589743589744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